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a5a" officeooo:paragraph-rsid="001cfa5a"/>
    </style:style>
    <style:style style:name="P2" style:family="paragraph" style:parent-style-name="Standard">
      <style:paragraph-properties fo:text-align="center" style:justify-single-word="false"/>
      <style:text-properties officeooo:rsid="001dcd4b" officeooo:paragraph-rsid="001dcd4b"/>
    </style:style>
    <style:style style:name="P3" style:family="paragraph" style:parent-style-name="Standard">
      <style:paragraph-properties fo:text-align="center" style:justify-single-word="false"/>
      <style:text-properties officeooo:paragraph-rsid="001e94b0"/>
    </style:style>
    <style:style style:name="P4" style:family="paragraph" style:parent-style-name="Standard">
      <style:paragraph-properties fo:text-align="center" style:justify-single-word="false"/>
      <style:text-properties officeooo:rsid="001e94b0" officeooo:paragraph-rsid="001e94b0"/>
    </style:style>
    <style:style style:name="T1" style:family="text">
      <style:text-properties officeooo:rsid="001dcd4b"/>
    </style:style>
    <style:style style:name="T2" style:family="text">
      <style:text-properties officeooo:rsid="001e9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<text:span text:style-name="T1">espécie</text:span> que pretende criar um ecossistema para se alimentar.</text:p>
      <text:p text:style-name="P1">Todas elas querem, conseguem, como sabem e lhe ensinaram.</text:p>
      <text:p text:style-name="P1"/>
      <text:p text:style-name="P1">Como conseguimos nós, as pessoas saber ser felizes, se não o soubermos com o estômago cheio de nutrientes adequados ao nosso corpo, <text:s/>organismo em constante evolução como diz a história.</text:p>
      <text:p text:style-name="P1">Os nutrientes favoritos, são os que fornecem mais longevidade celular e <text:span text:style-name="T1">eficácia</text:span> de absorção energética. </text:p>
      <text:p text:style-name="P3"><text:span text:style-name="T1">O </text:span><text:span text:style-name="Emphasis">Neandertal</text:span> <text:span text:style-name="T1"><text:s/>aprendeu a digerir os ácidos gordos, o que lhe trouxe uma vantagem de maior variedade, em prol da subsistência da espécie em escassez.</text:span></text:p>
      <text:p text:style-name="P2">Mas o sol e chuva <text:s/>trouxe abundância vegetal, as espécies com mais longevidade de todas as outras, o alimento perfeito para as pessoas, sempre lá para nós, a fornecer antioxidantes e series de vitaminas, mais as suas irmãs cereais, dos primórdios do oxigénio.</text:p>
      <text:p text:style-name="P4">Achadas nos quatro cantos da terra e traz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23:09:08.168000000</meta:creation-date>
    <dc:date>2014-05-22T23:41:40.353000000</dc:date>
    <meta:editing-duration>PT24M25S</meta:editing-duration>
    <meta:editing-cycles>2</meta:editing-cycles>
    <meta:generator>LibreOfficeDev/4.1.1.0.0$Windows_x86 LibreOffice_project/bd115a62bb3d1b741a035ace9d9c2608acd95c4</meta:generator>
    <meta:document-statistic meta:table-count="0" meta:image-count="0" meta:object-count="0" meta:page-count="1" meta:paragraph-count="7" meta:word-count="140" meta:character-count="862" meta:non-whitespace-character-count="725"/>
  </office:meta>
</office:document-meta>
</file>